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val_reward_mean</text:p>
          </table:table-cell>
          <table:table-cell table:style-name="Default" office:value-type="string" calcext:value-type="string">
            <text:p>solved percent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59.090016029666" calcext:value-type="float">
            <text:p>259.0900160297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56.933656103637" calcext:value-type="float">
            <text:p>256.9336561036</text:p>
          </table:table-cell>
          <table:table-cell office:value-type="percentage" office:value="0.99" calcext:value-type="percentage">
            <text:p>99.00%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63.783593023633" calcext:value-type="float">
            <text:p>263.7835930236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72.706185285761" calcext:value-type="float">
            <text:p>272.7061852858</text:p>
          </table:table-cell>
          <table:table-cell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0000/00/00</text:date>, <text:time style:data-style-name="N2" text:time-value="10:36:59.30447756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23:01:19.133279840</meta:creation-date>
    <dc:date>2020-06-30T11:03:11.046281446</dc:date>
    <meta:editing-duration>PT3H30M54S</meta:editing-duration>
    <meta:editing-cycles>16</meta:editing-cycles>
    <meta:generator>LibreOffice/5.1.6.2$Linux_X86_64 LibreOffice_project/10m0$Build-2</meta:generator>
    <meta:document-statistic meta:table-count="1" meta:cell-count="15" meta:object-count="0"/>
  </office:meta>
</office:document-meta>
</file>